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4b9e" officeooo:paragraph-rsid="00004b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GZON MAGARIII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a </meta:initial-creator>
    <meta:creation-date>2016-02-25T09:55:02.735803885</meta:creation-date>
    <dc:date>2016-02-25T09:55:16.662628601</dc:date>
    <dc:creator>Dea </dc:creator>
    <meta:editing-duration>PT14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5.0.3.2$Linux_x86 LibreOffice_project/00m0$Build-2</meta:generator>
  </office:meta>
</office:document-meta>
</file>